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style:font-name="Cambria" fo:font-size="12pt" style:font-name-asian="MS Mincho" style:font-size-asian="12pt" style:font-name-complex="Times New Roman" style:font-size-complex="12pt"/>
    </style:style>
    <style:style style:name="P2" style:family="paragraph" style:parent-style-name="Standard">
      <style:paragraph-properties fo:margin-top="0in" fo:margin-bottom="0in" loext:contextual-spacing="false" fo:line-height="100%"/>
      <style:text-properties style:font-name="Cambria" fo:font-size="12pt" officeooo:rsid="0011eca3" officeooo:paragraph-rsid="0011eca3" style:font-name-asian="MS Mincho" style:font-size-asian="12pt" style:font-name-complex="Times New Roman" style:font-size-complex="12pt"/>
    </style:style>
    <style:style style:name="P3" style:family="paragraph" style:parent-style-name="Standard">
      <style:paragraph-properties fo:margin-top="0in" fo:margin-bottom="0in" loext:contextual-spacing="false" fo:line-height="100%"/>
      <style:text-properties style:font-name="Cambria" fo:font-size="12pt" officeooo:rsid="00131e40" officeooo:paragraph-rsid="00131e40" style:font-name-asian="MS Mincho" style:font-size-asian="12pt" style:font-name-complex="Times New Roman" style:font-size-complex="12pt"/>
    </style:style>
    <style:style style:name="P4" style:family="paragraph" style:parent-style-name="Standard">
      <style:paragraph-properties fo:margin-top="0in" fo:margin-bottom="0in" loext:contextual-spacing="false" fo:line-height="100%"/>
      <style:text-properties style:font-name="Cambria" fo:font-size="12pt" officeooo:rsid="001379d9" style:font-name-asian="MS Mincho" style:font-size-asian="12pt" style:font-name-complex="Times New Roman" style:font-size-complex="12pt"/>
    </style:style>
    <style:style style:name="P5" style:family="paragraph" style:parent-style-name="Standard">
      <style:paragraph-properties fo:margin-top="0in" fo:margin-bottom="0in" loext:contextual-spacing="false" fo:line-height="100%"/>
      <style:text-properties style:font-name="Cambria" fo:font-size="12pt" officeooo:rsid="001379d9" officeooo:paragraph-rsid="001379d9" style:font-name-asian="MS Mincho" style:font-size-asian="12pt" style:font-name-complex="Times New Roman" style:font-size-complex="12pt"/>
    </style:style>
    <style:style style:name="P6" style:family="paragraph" style:parent-style-name="Standard">
      <style:paragraph-properties fo:margin-top="0in" fo:margin-bottom="0in" loext:contextual-spacing="false" fo:line-height="100%"/>
      <style:text-properties style:font-name="Cambria" fo:font-size="12pt" fo:font-weight="bold" officeooo:rsid="0011eca3" officeooo:paragraph-rsid="0011eca3" style:font-name-asian="MS Mincho" style:font-size-asian="12pt" style:font-weight-asian="bold" style:font-name-complex="Times New Roman" style:font-size-complex="12pt" style:font-weight-complex="bold"/>
    </style:style>
    <style:style style:name="P7" style:family="paragraph" style:parent-style-name="Standard">
      <style:paragraph-properties fo:margin-top="0in" fo:margin-bottom="0in" loext:contextual-spacing="false" fo:line-height="100%"/>
      <style:text-properties style:font-name="Cambria" fo:font-size="12pt" fo:font-weight="bold" officeooo:rsid="00131e40" officeooo:paragraph-rsid="00131e40" style:font-name-asian="MS Mincho" style:font-size-asian="12pt" style:font-weight-asian="bold" style:font-name-complex="Times New Roman" style:font-size-complex="12pt" style:font-weight-complex="bold"/>
    </style:style>
    <style:style style:name="P8" style:family="paragraph" style:parent-style-name="Standard">
      <style:paragraph-properties fo:margin-top="0in" fo:margin-bottom="0in" loext:contextual-spacing="false" fo:line-height="100%"/>
      <style:text-properties style:font-name="Cambria" fo:font-size="12pt" fo:font-weight="bold" officeooo:rsid="001379d9" officeooo:paragraph-rsid="001379d9" style:font-name-asian="MS Mincho" style:font-size-asian="12pt" style:font-weight-asian="bold" style:font-name-complex="Times New Roman" style:font-size-complex="12pt" style:font-weight-complex="bold"/>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style:text-properties officeooo:paragraph-rsid="0011eca3"/>
    </style:style>
    <style:style style:name="P11" style:family="paragraph" style:parent-style-name="Standard">
      <style:paragraph-properties fo:margin-top="0in" fo:margin-bottom="0in" loext:contextual-spacing="false" fo:line-height="100%"/>
      <style:text-properties officeooo:paragraph-rsid="001379d9"/>
    </style:style>
    <style:style style:name="P12" style:family="paragraph" style:parent-style-name="Standard">
      <style:paragraph-properties fo:margin-top="0in" fo:margin-bottom="0in" loext:contextual-spacing="false" fo:line-height="100%"/>
      <style:text-properties fo:font-weight="bold" officeooo:rsid="001225f6" officeooo:paragraph-rsid="001225f6" style:font-weight-asian="bold" style:font-weight-complex="bold"/>
    </style:style>
    <style:style style:name="P13" style:family="paragraph" style:parent-style-name="Standard" style:master-page-name="Standard">
      <style:paragraph-properties fo:text-align="center" style:justify-single-word="false" style:page-number="auto"/>
    </style:style>
    <style:style style:name="T1" style:family="text">
      <style:text-properties style:font-name="Cambria" fo:font-size="16pt" style:font-name-asian="Calibri1" style:font-size-asian="16pt" style:font-name-complex="Times New Roman" style:font-size-complex="16pt"/>
    </style:style>
    <style:style style:name="T2" style:family="text">
      <style:text-properties style:font-name="Cambria" style:font-name-asian="Calibri1" style:font-name-complex="Times New Roman"/>
    </style:style>
    <style:style style:name="T3" style:family="text">
      <style:text-properties style:font-name="Cambria" fo:font-size="20pt" fo:font-weight="bold" style:font-name-asian="Calibri1" style:font-size-asian="20pt" style:font-weight-asian="bold" style:font-name-complex="Times New Roman" style:font-size-complex="20pt"/>
    </style:style>
    <style:style style:name="T4" style:family="text">
      <style:text-properties style:font-name="Cambria" fo:font-size="12pt" style:font-name-asian="MS Mincho" style:font-size-asian="12pt" style:font-name-complex="Times New Roman" style:font-size-complex="12pt"/>
    </style:style>
    <style:style style:name="T5" style:family="text">
      <style:text-properties style:font-name="Cambria" fo:font-size="12pt" fo:font-weight="bold" style:font-name-asian="MS Mincho" style:font-size-asian="12pt" style:font-weight-asian="bold" style:font-name-complex="Times New Roman" style:font-size-complex="12pt" style:font-weight-complex="bold"/>
    </style:style>
    <style:style style:name="T6" style:family="text">
      <style:text-properties style:font-name="Cambria" fo:font-size="12pt" fo:font-style="italic" style:font-name-asian="MS Mincho" style:font-size-asian="12pt" style:font-style-asian="italic" style:font-name-complex="Times New Roman" style:font-size-complex="12pt"/>
    </style:style>
    <style:style style:name="T7" style:family="text">
      <style:text-properties style:font-name="Cambria" fo:font-size="12pt" fo:font-style="italic" style:font-name-asian="MS Mincho" style:font-size-asian="12pt" style:font-style-asian="italic" style:font-name-complex="Times New Roman" style:font-size-complex="12pt" style:font-style-complex="italic"/>
    </style:style>
    <style:style style:name="T8" style:family="text">
      <style:text-properties style:font-name="Cambria" fo:font-size="12pt" style:text-underline-style="solid" style:text-underline-width="auto" style:text-underline-color="font-color" style:font-name-asian="MS Mincho" style:font-size-asian="12pt" style:font-name-complex="Times New Roman" style:font-size-complex="12pt"/>
    </style:style>
    <style:style style:name="T9" style:family="text">
      <style:text-properties style:font-name="Cambria" fo:font-size="14pt" fo:font-weight="bold" style:font-name-asian="MS Mincho" style:font-size-asian="14pt" style:font-weight-asian="bold" style:font-name-complex="Times New Roman" style:font-size-complex="14pt"/>
    </style:style>
    <style:style style:name="T10" style:family="text">
      <style:text-properties fo:color="#0000ff" style:font-name="Courier New" fo:font-size="12pt" fo:font-weight="bold" style:font-name-asian="MS Mincho" style:font-size-asian="12pt" style:font-weight-asian="bold" style:font-name-complex="Courier New1" style:font-size-complex="12pt" style:font-weight-complex="bold"/>
    </style:style>
    <style:style style:name="T11" style:family="text">
      <style:text-properties fo:color="#0000ff" style:font-name="Courier New" fo:font-size="12pt" fo:font-weight="bold" style:font-name-asian="MS Mincho" style:font-size-asian="12pt" style:font-weight-asian="bold" style:font-name-complex="Courier New1" style:font-size-complex="12pt"/>
    </style:style>
    <style:style style:name="T12" style:family="text">
      <style:text-properties fo:color="#0000ff" style:font-name="Cambria" fo:font-size="12pt" fo:font-style="italic" style:font-name-asian="MS Mincho" style:font-size-asian="12pt" style:font-style-asian="italic" style:font-name-complex="Times New Roman" style:font-size-complex="12pt" style:font-style-complex="italic"/>
    </style:style>
    <style:style style:name="T13" style:family="text">
      <style:text-properties style:text-position="sub 58%" style:font-name="Cambria" fo:font-size="12pt" style:font-name-asian="MS Mincho" style:font-size-asian="12pt" style:font-name-complex="Times New Roman" style:font-size-complex="12pt"/>
    </style:style>
    <style:style style:name="T14" style:family="text">
      <style:text-properties style:text-underline-style="solid" style:text-underline-width="auto" style:text-underline-color="font-color"/>
    </style:style>
    <style:style style:name="T15"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Math 338</text:span><text:span text:style-name="T2"><text:tab/> <text:s text:c="13"/><text:tab/></text:span><text:span text:style-name="T3"> <text:s text:c="7"/>Lab Assignment #19 <text:s text:c="2"/></text:span><text:span text:style-name="T1"><text:s text:c="5"/><text:tab/><text:tab/>Fall 2019</text:span></text:p>
      <text:p text:style-name="P1"/>
      <text:p text:style-name="P9"><text:span text:style-name="T4">In this lab we will explore the difference between paired and two independent samples t-procedures. </text:span></text:p>
      <text:p text:style-name="P1"/>
      <text:p text:style-name="P9"><text:span text:style-name="T5">Note: this lab is long. To compensate, Lab 20 will be shorter and both labs will be due at the same time.</text:span></text:p>
      <text:p text:style-name="P1"/>
      <text:p text:style-name="P9"><text:span text:style-name="T4">Researchers were interested in “proving” statistically that the pockets in women’s jeans are a sham. For each brand, researchers recorded the measurements of the front and back pocket in 20 pairs of straight or boot-cut women’s jeans and the same measurements for an equivalent-style pair of men’s jeans from the same brand at the same store.</text:span></text:p>
      <text:p text:style-name="P1"/>
      <text:p text:style-name="P9"><text:span text:style-name="T4">Assume that these 20 brands constitute a random sample of all brands of jeans that offer both men’s and women’s jeans (and that there are way more than 20 brands, making this a sample from a very large population).</text:span></text:p>
      <text:p text:style-name="P1"/>
      <text:p text:style-name="P9"><text:span text:style-name="T9">Question #1 </text:span><text:span text:style-name="T4">Given the above description, which type of t-test (one sample, matched pairs or two independent samples) is most appropriate? Why?</text:span></text:p>
      <text:p text:style-name="P1"/>
      <text:p text:style-name="P6">It would be most appropriate to use a matched pair design because you have two objects coming from a given source. In this case it is the men and women’s jeans from each retailer.</text:p>
      <text:p text:style-name="P2"/>
      <text:p text:style-name="P9"><text:span text:style-name="T4">This lab requires two datasets found on Titanium, straight_jeans and straight_jeans2. These two datasets contain the same information but recorded in two different ways. Import both files to R Studio.</text:span></text:p>
      <text:p text:style-name="P1"/>
      <text:p text:style-name="P9"><text:span text:style-name="T9">Question #2 </text:span><text:span text:style-name="T4">What is an observational unit in the straight_jeans dataset (that is, what does one row in the dataset represent)? What is an observational unit in the straight_jeans2 dataset?</text:span></text:p>
      <text:p text:style-name="P1"/>
      <text:p text:style-name="P6">For the dataset for <text:span text:style-name="T14">straight_jeans</text:span><text:span text:style-name="T15">, each observational unit was either a numerical or categorical variable. This meant what kind of jeans we were taking notes on, and if they were for men or women.</text:span></text:p>
      <text:p text:style-name="P6"><text:span text:style-name="T15"/></text:p>
      <text:p text:style-name="P6"><text:span text:style-name="T15">For the dataset for </text:span><text:span text:style-name="T14">straight_jeans2</text:span><text:span text:style-name="T15">, we see numerical variables. These are descriptive qualities of the jeans being observed and are purely measurements.</text:span></text:p>
      <text:p text:style-name="P1"/>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oft-page-break/><text:span text:style-name="T4">For this lab, we will focus on the width of the back pocket. The variable maxWidthBack represents the width (in cm) of a back pocket at the opening and the variable minWidthBack represents the width (in cm) of the same pocket at the point before it starts to taper.</text:span></text:p>
      <text:p text:style-name="P1"/>
      <text:p text:style-name="P9"><text:span text:style-name="T4">In this part of the lab, we are going to learn code to “facet” histograms. What this means is to produce a single figure with multiple histograms, where each histogram represents the distribution of the same variable at a different level of a factor variable.</text:span></text:p>
      <text:p text:style-name="P1"/>
      <text:p text:style-name="P9"><text:span text:style-name="T10">&gt; library(ggplot2)</text:span></text:p>
      <text:p text:style-name="P9"><text:span text:style-name="T10">&gt; ggplot(straight_jeans, aes(x = maxWidthBack)) + </text:span></text:p>
      <text:p text:style-name="P9"><text:span text:style-name="T10">+ <text:s/>geom_histogram(binwidth = 0.5, center = 12.25) + </text:span></text:p>
      <text:p text:style-name="P9"><text:span text:style-name="T10">+ <text:s text:c="2"/>facet_grid(menWomen ~ .) + labs(#finish this here)</text:span></text:p>
      <text:p text:style-name="P1"/>
      <text:p text:style-name="P9"><text:span text:style-name="T9">Question #3 </text:span><text:span text:style-name="T4">Paste below your figure (two total histograms). What differences do you notice between men’s and women’s jeans based on the variable </text:span><text:span text:style-name="T7">maxWidthBack</text:span><text:span text:style-name="T4">? </text:span></text:p>
      <text:p text:style-name="P9"><text:span text:style-name="T4"/></text:p>
      <text:p text:style-name="P12"><text:span text:style-name="T4">Men seem to be more normally distributed and women seem to be more skewed left.</text:span></text:p>
      <text:p text:style-name="P12"><text:span text:style-name="T4">Please see first attached graph after the lab questions.</text:span></text:p>
      <text:p text:style-name="P1"/>
      <text:p text:style-name="P9"><text:span text:style-name="T4">Now, copy and edit the code to produce the same set of histograms for the variable </text:span><text:span text:style-name="T12">minWidthBack</text:span><text:span text:style-name="T4">.</text:span></text:p>
      <text:p text:style-name="P1"/>
      <text:p text:style-name="P9"><text:span text:style-name="T9">Question #4 </text:span><text:span text:style-name="T4">Paste below your figure (two total histograms). What differences do you notice between men’s and women’s jeans based on the variable </text:span><text:span text:style-name="T7">minWidthBack</text:span><text:span text:style-name="T4">?</text:span></text:p>
      <text:p text:style-name="P1"/>
      <text:p text:style-name="P7">There does not seem to be much variability when it comes how wide women’s jeans are. The data is clustered in the middle whereas for men it looks more flush and uniform. Please see second graph after lab questions.</text:p>
      <text:p text:style-name="P3"/>
      <text:p text:style-name="P9"><text:span text:style-name="T4">Next, we are going to perform a two-sample </text:span><text:span text:style-name="T6">t</text:span><text:span text:style-name="T4"> hypothesis test (with significance level 0.05). Although the researchers want to prove that the pockets in women’s jeans are a sham, we’ll pretend like we don’t know beforehand which gender should have narrower pockets and use a two-sided test instead (H</text:span><text:span text:style-name="T13">a</text:span><text:span text:style-name="T4">: μ</text:span><text:span text:style-name="T13">women</text:span><text:span text:style-name="T4"> – μ</text:span><text:span text:style-name="T13">men</text:span><text:span text:style-name="T4"> ≠ 0 or H</text:span><text:span text:style-name="T13">a</text:span><text:span text:style-name="T4">: μ</text:span><text:span text:style-name="T13">men</text:span><text:span text:style-name="T4"> – μ</text:span><text:span text:style-name="T13">women</text:span><text:span text:style-name="T4"> ≠ 0).</text:span></text:p>
      <text:p text:style-name="P1"/>
      <text:p text:style-name="P9"><text:span text:style-name="T4">The code for this test uses an argument known as a </text:span><text:span text:style-name="T8">formula</text:span><text:span text:style-name="T4">, which we saw earlier in the lab when faceting. When used as the argument to a model or hypothesis test function, the </text:span><text:span text:style-name="T7">left hand side</text:span><text:span text:style-name="T4"> of the formula represents the </text:span><text:span text:style-name="T8">response</text:span><text:span text:style-name="T4"> variable and the </text:span><text:span text:style-name="T7">right hand side</text:span><text:span text:style-name="T4"> represents the explanatory variable(s). Thus we perform the t-test:</text:span></text:p>
      <text:p text:style-name="P1"/>
      <text:p text:style-name="P9"><text:span text:style-name="T10">&gt; t.test(maxWidthBack ~ menWomen, data = straight_jeans)</text:span></text:p>
      <text:p text:style-name="P1"/>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oft-page-break/><text:span text:style-name="T9">Question #5 </text:span><text:span text:style-name="T4">Paste below the output for the test for </text:span><text:span text:style-name="T7">maxWidthBack</text:span><text:span text:style-name="T4">. Report and interpret the t-statistic and p-value for this test.</text:span></text:p>
      <text:p text:style-name="P9"><text:span text:style-name="T4"/></text:p>
      <text:p text:style-name="P3"><text:tab/>Welch Two Sample t-test</text:p>
      <text:p text:style-name="P3"/>
      <text:p text:style-name="P3">data: <text:s/>maxWidthBack by menWomen</text:p>
      <text:p text:style-name="P3">t = 1.3522, df = 37.272, p-value = 0.1845</text:p>
      <text:p text:style-name="P3">alternative hypothesis: true difference in means is not equal to 0</text:p>
      <text:p text:style-name="P3">95 percent confidence interval:</text:p>
      <text:p text:style-name="P3"><text:s/>-0.1793123 <text:s/>0.8993123</text:p>
      <text:p text:style-name="P3">sample estimates:</text:p>
      <text:p text:style-name="P3"><text:s text:c="2"/>mean in group men mean in group women </text:p>
      <text:p text:style-name="P3"><text:s text:c="13"/>13.845 <text:s text:c="13"/>13.485 </text:p>
      <text:p text:style-name="P3"/>
      <text:p text:style-name="P7">Given our p-value is 0.1845 and is greater than the significance level of 0.05, we fail to reject the null hypothesis. In this case it is that women’s jeans are a sham. Going forward, we can still make that assumption. For our t-statistic we had a value of 1.3522.</text:p>
      <text:p text:style-name="P1"/>
      <text:p text:style-name="P9"><text:span text:style-name="T4">Copy and edit the code to perform a two-sample t-test for </text:span><text:span text:style-name="T7">minWidthBack</text:span><text:span text:style-name="T4">.</text:span></text:p>
      <text:p text:style-name="P1"/>
      <text:p text:style-name="P9"><text:span text:style-name="T9">Question #6 </text:span><text:span text:style-name="T4">Paste below the output for the test for </text:span><text:span text:style-name="T7">minWidthBack</text:span><text:span text:style-name="T4">. Report and interpret the t-statistic p-value for this test.</text:span></text:p>
      <text:p text:style-name="P4"/>
      <text:p text:style-name="P5"><text:tab/>Welch Two Sample t-test</text:p>
      <text:p text:style-name="P5"/>
      <text:p text:style-name="P5">data: <text:s/>minWidthBack by menWomen</text:p>
      <text:p text:style-name="P5">t = 1.9244, df = 37.999, p-value = 0.06181</text:p>
      <text:p text:style-name="P5">alternative hypothesis: true difference in means is not equal to 0</text:p>
      <text:p text:style-name="P5">95 percent confidence interval:</text:p>
      <text:p text:style-name="P5"><text:s/>-0.02857202 <text:s/>1.12857202</text:p>
      <text:p text:style-name="P5">sample estimates:</text:p>
      <text:p text:style-name="P5"><text:s text:c="2"/>mean in group men mean in group women </text:p>
      <text:p text:style-name="P5"><text:s text:c="13"/>12.345 <text:s text:c="13"/>11.795 </text:p>
      <text:p text:style-name="P5"/>
      <text:p text:style-name="P5"/>
      <text:p text:style-name="P8">Given that our p-value is 0.06181, we can again fail to reject the null hypothesis. For our t-statistic it is a value of 1.9244.</text:p>
      <text:p text:style-name="P1"/>
      <text:p text:style-name="P1"/>
      <text:p text:style-name="P1"/>
      <text:p text:style-name="P1"/>
      <text:p text:style-name="P1"/>
      <text:p text:style-name="P1"/>
      <text:p text:style-name="P1"/>
      <text:p text:style-name="P1"/>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oft-page-break/><text:span text:style-name="T4"/></text:p>
      <text:p text:style-name="P11"><text:span text:style-name="T4">Now let’s look at what happens if we use matched pairs t-procedures instead. The straight_jeans2 dataset </text:span></text:p>
      <text:p text:style-name="P11"><text:span text:style-name="T4">provides data in a format that will be easier to work with in the matched pairs framework.</text:span></text:p>
      <text:p text:style-name="P1"/>
      <text:p text:style-name="P9"><text:span text:style-name="T4">First, we are going to create two new variables representing the paired differences.</text:span></text:p>
      <text:p text:style-name="P1"/>
      <text:p text:style-name="P9"><text:span text:style-name="T11">&gt; library(dplyr)</text:span></text:p>
      <text:p text:style-name="P9"><text:span text:style-name="T11">&gt; jeans_diff &lt;- straight_jeans2 %&gt;% mutate(maxWidthBackDiff = maxWidthBackMens – maxWidthBackWomens, minWidthBackDiff = minWidthBackMens – minWidthBackWomens)# note: difference is mens - womens</text:span></text:p>
      <text:p text:style-name="P1"/>
      <text:p text:style-name="P9"><text:span text:style-name="T4">Now create a histogram of each new variable.</text:span></text:p>
      <text:p text:style-name="P1"/>
      <text:p text:style-name="P9"><text:span text:style-name="T10">&gt; library(ggplot2)</text:span></text:p>
      <text:p text:style-name="P9"><text:span text:style-name="T10">&gt; ggplot(jeans_diff, aes(x = maxWidthBackDiff)) + </text:span></text:p>
      <text:p text:style-name="P9"><text:span text:style-name="T10">+ <text:s/>geom_histogram(binwidth = 0.5, center = 0.25) + </text:span></text:p>
      <text:p text:style-name="P9"><text:span text:style-name="T10">+ labs(#finish this here)</text:span></text:p>
      <text:p text:style-name="P1"/>
      <text:p text:style-name="P1"/>
      <text:p text:style-name="P9"><text:span text:style-name="T9">Question #7 </text:span><text:span text:style-name="T4">Paste below your histogram for </text:span><text:span text:style-name="T7">maxWidthBackDiff</text:span><text:span text:style-name="T4">. After matching for brand, does one gender appear to have wider pockets based on the maximum width?</text:span></text:p>
      <text:p text:style-name="P1"/>
      <text:p text:style-name="P1"/>
      <text:p text:style-name="P9"><text:span text:style-name="T9">Question #8 </text:span><text:span text:style-name="T4">Paste below your histogram for </text:span><text:span text:style-name="T7">minWidthBackDiff</text:span><text:span text:style-name="T4">. After matching for brand, does one gender appear to have wider pockets based on the minimum width?</text:span></text:p>
      <text:p text:style-name="P1"/>
      <text:p text:style-name="P1"/>
      <text:p text:style-name="P9"><text:span text:style-name="T4">Now let’s do the actual hypothesis test in the matched pairs framework. </text:span></text:p>
      <text:p text:style-name="P1"/>
      <text:p text:style-name="P9"><text:span text:style-name="T10">&gt; t.test(jeans_diff$maxWidthBackDiff</text:span><text:bookmark text:name="_GoBack"/><text:span text:style-name="T10">)</text:span></text:p>
      <text:p text:style-name="P1"/>
      <text:p text:style-name="P1"/>
      <text:p text:style-name="P1"/>
      <text:p text:style-name="P9"><text:span text:style-name="T9">Question #9 </text:span><text:span text:style-name="T4">Paste below the output of this test. Report and interpret the t-statistic and p-value for this test.</text:span></text:p>
      <text:p text:style-name="P1"/>
      <text:p text:style-name="P9"><text:span text:style-name="T4">Copy and edit the code to do a paired t-test involving the minimum back pocket width (</text:span><text:span text:style-name="T12">minWidthBackDiff</text:span><text:span text:style-name="T4">).</text:span></text:p>
      <text:p text:style-name="Standard"/>
      <text:p text:style-name="P9"><text:span text:style-name="T9">Question #10 </text:span><text:span text:style-name="T4">Paste below the output of this test. Report and interpret the t-statistic and p-value for this test.</text:span></text:p>
      <text:p text:style-name="Standard"/>
      <text:p text:style-name="P9"><text:span text:style-name="T9">Question #11 </text:span><text:span text:style-name="T4">Compare your answer to </text:span><text:span text:style-name="T5">Question #9</text:span><text:span text:style-name="T4"> with your answer to </text:span><text:span text:style-name="T5">Question #5</text:span><text:span text:style-name="T4"> and your answer to </text:span><text:span text:style-name="T5">Question #10</text:span><text:span text:style-name="T4"> with your answer to </text:span><text:span text:style-name="T5">Question #6</text:span><text:span text:style-name="T4">. Did the values of the t-statistics change when we switched frameworks? What about the p-valu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ight</meta:initial-creator>
    <meta:editing-cycles>4</meta:editing-cycles>
    <meta:creation-date>2019-10-22T00:03:00</meta:creation-date>
    <dc:date>2019-11-05T13:54:01.215577379</dc:date>
    <meta:editing-duration>PT1H52M57S</meta:editing-duration>
    <meta:generator>LibreOffice/5.1.6.2$Linux_X86_64 LibreOffice_project/10m0$Build-2</meta:generator>
    <meta:document-statistic meta:table-count="0" meta:image-count="0" meta:object-count="0" meta:page-count="4" meta:paragraph-count="67" meta:word-count="1155" meta:character-count="7098" meta:non-whitespace-character-count="58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